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CONAVET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ONSORCIO AGROVETERINARIO LAS VIOLETAS S.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RRAS ACOSTA, MOISES GUILLERM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MONTOYA LAICHI, CESAR MANU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6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50</text:span>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11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3:15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